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nleitung:</text:p>
      <text:list xml:id="list9085917474617842490" text:style-name="L3">
        <text:list-item>
          <text:p text:style-name="P3">Motivation, Warum?</text:p>
        </text:list-item>
      </text:list>
      <text:list xml:id="list8024487114337656013" text:style-name="L1">
        <text:list-item>
          <text:p text:style-name="P1">Grenzwertüberschreitung</text:p>
        </text:list-item>
        <text:list-item>
          <text:p text:style-name="P1">Umweltbewusstsein</text:p>
        </text:list-item>
        <text:list-item>
          <text:p text:style-name="P1">Einleitung Feinkonzept</text:p>
        </text:list-item>
        <text:list-item>
          <text:p text:style-name="P1">Luftqualität</text:p>
        </text:list-item>
        <text:list-item>
          <text:p text:style-name="P1">Smog in China</text:p>
        </text:list-item>
        <text:list-item>
          <text:p text:style-name="P1">Fotocollage</text:p>
        </text:list-item>
        <text:list-item>
          <text:p text:style-name="P1">Umweltplakette</text:p>
        </text:list-item>
      </text:list>
      <text:p text:style-name="Standard"/>
      <text:p text:style-name="Standard">Produkt:</text:p>
      <text:list xml:id="list3026268704931696911" text:style-name="L2">
        <text:list-item>
          <text:p text:style-name="P2">Screenshots</text:p>
          <text:list>
            <text:list-item>
              <text:p text:style-name="P2">Diagramm, hier sieht man auch die Valisierung</text:p>
            </text:list-item>
            <text:list-item>
              <text:p text:style-name="P2">Tabelle</text:p>
            </text:list-item>
            <text:list-item>
              <text:p text:style-name="P2">Hilfeseite</text:p>
            </text:list-item>
            <text:list-item>
              <text:p text:style-name="P2">Kartenansicht</text:p>
            </text:list-item>
            <text:list-item>
              <text:p text:style-name="P2">Handy, Mobilität, drei Screenshots Karte, Diagramm, Tabelle</text:p>
            </text:list-item>
          </text:list>
        </text:list-item>
      </text:list>
      <text:p text:style-name="Standard"/>
      <text:p text:style-name="Standard">Benutzerfreundlichkeit:</text:p>
      <text:list xml:id="list2378084368460133817" text:style-name="L5">
        <text:list-item>
          <text:p text:style-name="P5">Warum ist die Seite benutzerfreundlich, aber keine Screenshots</text:p>
        </text:list-item>
      </text:list>
      <text:p text:style-name="Standard"/>
      <text:p text:style-name="Standard">Extrafolien:</text:p>
      <text:list xml:id="list3656592483531504277" text:style-name="L4">
        <text:list-item>
          <text:p text:style-name="P4">Validierung</text:p>
        </text:list-item>
        <text:list-item>
          <text:p text:style-name="P4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0:44:19.16</meta:creation-date>
    <meta:document-statistic meta:table-count="0" meta:image-count="0" meta:object-count="0" meta:page-count="1" meta:paragraph-count="20" meta:word-count="59" meta:character-count="418"/>
    <dc:date>2013-04-09T15:21:19.96</dc:date>
    <meta:editing-duration>PT2H57M55S</meta:editing-duration>
    <meta:editing-cycles>1</meta:editing-cycles>
    <meta:generator>OpenOffice.org/3.4.1$Win32 OpenOffice.org_project/341m1$Build-9593</meta:generator>
  </office:meta>
</office:document-meta>
</file>